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lement.ServerElement( RJUnitTask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lement.setHaltOnFailur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lement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erElement.setPor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lement.setHaltOnError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Element.addConfiguredFormatter( ResultFormatterElement f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